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t push –all<text:tab/><text:tab/><text:tab/><text:tab/><text:tab/>//ins repository laden vom Local to Server</text:p>
      <text:p text:style-name="Standard">git commit -a -m „Commit schreiben“<text:tab/>//Commit erstellen</text:p>
      <text:p text:style-name="Standard">git add –all<text:tab/><text:tab/><text:tab/><text:tab/><text:tab/>// lade alles Local ein</text:p>
      <text:p text:style-name="Standard">git pull<text:tab/><text:tab/><text:tab/><text:tab/><text:tab/><text:tab/>//vom Server to Local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0T10:30:23</meta:creation-date>
    <dc:date>2013-05-20T11:05:27</dc:date>
    <meta:editing-duration>PT14M55S</meta:editing-duration>
    <meta:editing-cycles>3</meta:editing-cycles>
    <meta:generator>OpenOffice.org/3.4.1$Unix OpenOffice.org_project/341m1$Build-9593</meta:generator>
    <meta:document-statistic meta:table-count="0" meta:image-count="0" meta:object-count="0" meta:page-count="1" meta:paragraph-count="4" meta:word-count="32" meta:character-count="190"/>
  </office:meta>
</office:document-meta>
</file>